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f9596" officeooo:paragraph-rsid="000f9596"/>
    </style:style>
    <style:style style:name="P3" style:family="paragraph" style:parent-style-name="Text_20_body">
      <style:text-properties officeooo:rsid="0010a99f" officeooo:paragraph-rsid="0010a99f"/>
    </style:style>
    <style:style style:name="P4" style:family="paragraph" style:parent-style-name="Text_20_body">
      <style:text-properties officeooo:paragraph-rsid="0024e597"/>
    </style:style>
    <style:style style:name="P5" style:family="paragraph" style:parent-style-name="Text_20_body">
      <style:text-properties officeooo:paragraph-rsid="0015b4bc"/>
    </style:style>
    <style:style style:name="P6" style:family="paragraph" style:parent-style-name="Text_20_body">
      <style:text-properties officeooo:rsid="0015b4bc" officeooo:paragraph-rsid="0015b4bc"/>
    </style:style>
    <style:style style:name="P7" style:family="paragraph" style:parent-style-name="Text_20_body">
      <style:text-properties fo:color="#c9211e" loext:opacity="100%"/>
    </style:style>
    <style:style style:name="P8" style:family="paragraph" style:parent-style-name="Text_20_body">
      <style:text-properties officeooo:rsid="0024e597" officeooo:paragraph-rsid="0024e597"/>
    </style:style>
    <style:style style:name="P9" style:family="paragraph" style:parent-style-name="Text_20_body">
      <style:text-properties officeooo:rsid="0024e597" officeooo:paragraph-rsid="00262ffa"/>
    </style:style>
    <style:style style:name="P10" style:family="paragraph" style:parent-style-name="Text_20_body">
      <style:text-properties officeooo:rsid="0025d28d" officeooo:paragraph-rsid="003f39af"/>
    </style:style>
    <style:style style:name="P11" style:family="paragraph" style:parent-style-name="Text_20_body">
      <style:text-properties officeooo:rsid="00262ffa" officeooo:paragraph-rsid="00262ffa"/>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5.801cm" style:type="right" style:leader-style="dotted" style:leader-text="."/>
        </style:tab-stops>
      </style:paragraph-properties>
    </style:style>
    <style:style style:name="P14" style:family="paragraph" style:parent-style-name="Contents_20_4">
      <style:paragraph-properties>
        <style:tab-stops>
          <style:tab-stop style:position="15.201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Heading_20_2">
      <style:paragraph-properties fo:break-before="page"/>
    </style:style>
    <style:style style:name="P17" style:family="paragraph" style:parent-style-name="Heading_20_2">
      <style:paragraph-properties fo:break-before="page"/>
      <style:text-properties officeooo:paragraph-rsid="0024e597"/>
    </style:style>
    <style:style style:name="P18" style:family="paragraph" style:parent-style-name="Heading_20_3">
      <style:text-properties officeooo:paragraph-rsid="000f9596"/>
    </style:style>
    <style:style style:name="P19" style:family="paragraph" style:parent-style-name="Heading_20_4">
      <style:text-properties officeooo:paragraph-rsid="0010a99f"/>
    </style:style>
    <style:style style:name="P20" style:family="paragraph" style:parent-style-name="Heading_20_4">
      <style:text-properties officeooo:paragraph-rsid="00595e5f"/>
    </style:style>
    <style:style style:name="P21" style:family="paragraph" style:parent-style-name="Text_20_body">
      <style:text-properties fo:color="#c9211e" loext:opacity="100%" officeooo:rsid="0024e597" officeooo:paragraph-rsid="0024e597"/>
    </style:style>
    <style:style style:name="P22" style:family="paragraph" style:parent-style-name="Text_20_body">
      <style:text-properties fo:color="#c9211e" loext:opacity="100%"/>
    </style:style>
    <style:style style:name="P23" style:family="paragraph" style:parent-style-name="Text_20_body">
      <style:text-properties officeooo:paragraph-rsid="000f9596"/>
    </style:style>
    <style:style style:name="P24" style:family="paragraph" style:parent-style-name="Text_20_body">
      <style:text-properties fo:font-weight="normal" officeooo:rsid="00443e56" officeooo:paragraph-rsid="00443e56" style:font-weight-asian="normal" style:font-weight-complex="normal"/>
    </style:style>
    <style:style style:name="P25" style:family="paragraph" style:parent-style-name="Text_20_body">
      <style:text-properties officeooo:paragraph-rsid="00571a3c"/>
    </style:style>
    <style:style style:name="P26" style:family="paragraph" style:parent-style-name="Text_20_body">
      <style:text-properties officeooo:paragraph-rsid="006215ab"/>
    </style:style>
    <style:style style:name="T1" style:family="text">
      <style:text-properties officeooo:rsid="000f9596"/>
    </style:style>
    <style:style style:name="T2" style:family="text">
      <style:text-properties officeooo:rsid="0010a99f"/>
    </style:style>
    <style:style style:name="T3" style:family="text">
      <style:text-properties officeooo:rsid="00150ea1"/>
    </style:style>
    <style:style style:name="T4" style:family="text">
      <style:text-properties officeooo:rsid="0015b4bc"/>
    </style:style>
    <style:style style:name="T5" style:family="text">
      <style:text-properties fo:font-weight="normal" style:font-weight-asian="normal" style:font-weight-complex="normal"/>
    </style:style>
    <style:style style:name="T6" style:family="text">
      <style:text-properties fo:font-weight="normal" officeooo:rsid="001d625f" style:font-weight-asian="normal" style:font-weight-complex="normal"/>
    </style:style>
    <style:style style:name="T7" style:family="text">
      <style:text-properties fo:font-weight="normal" officeooo:rsid="00238637" style:font-weight-asian="normal" style:font-weight-complex="normal"/>
    </style:style>
    <style:style style:name="T8" style:family="text">
      <style:text-properties officeooo:rsid="0024e597"/>
    </style:style>
    <style:style style:name="T9" style:family="text">
      <style:text-properties fo:color="#c9211e" loext:opacity="100%" officeooo:rsid="0024e597"/>
    </style:style>
    <style:style style:name="T10" style:family="text">
      <style:text-properties fo:color="#c9211e" loext:opacity="100%" officeooo:rsid="0010a99f"/>
    </style:style>
    <style:style style:name="T11" style:family="text">
      <style:text-properties fo:color="#c9211e" loext:opacity="100%" officeooo:rsid="0059b7b5"/>
    </style:style>
    <style:style style:name="T12" style:family="text">
      <style:text-properties fo:color="#c9211e" loext:opacity="100%" officeooo:rsid="005d8f6b"/>
    </style:style>
    <style:style style:name="T13" style:family="text">
      <style:text-properties officeooo:rsid="00443e56"/>
    </style:style>
    <style:style style:name="T14" style:family="text">
      <style:text-properties officeooo:rsid="00452122"/>
    </style:style>
    <style:style style:name="T15" style:family="text">
      <style:text-properties officeooo:rsid="00464bea"/>
    </style:style>
    <style:style style:name="T16" style:family="text">
      <style:text-properties officeooo:rsid="00471095"/>
    </style:style>
    <style:style style:name="T17" style:family="text">
      <style:text-properties officeooo:rsid="004871da"/>
    </style:style>
    <style:style style:name="T18" style:family="text">
      <style:text-properties style:font-name="Liberation Serif"/>
    </style:style>
    <style:style style:name="T19" style:family="text">
      <style:text-properties officeooo:rsid="005211d3"/>
    </style:style>
    <style:style style:name="T20" style:family="text">
      <style:text-properties officeooo:rsid="005406ac"/>
    </style:style>
    <style:style style:name="T21" style:family="text">
      <style:text-properties officeooo:rsid="0025d28d"/>
    </style:style>
    <style:style style:name="T22" style:family="text">
      <style:text-properties style:font-name="Courier New"/>
    </style:style>
    <style:style style:name="T23" style:family="text">
      <style:text-properties officeooo:rsid="005a0973"/>
    </style:style>
    <style:style style:name="T24" style:family="text">
      <style:text-properties officeooo:rsid="005dc173"/>
    </style:style>
    <style:style style:name="T25" style:family="text">
      <style:text-properties officeooo:rsid="0060b108"/>
    </style:style>
    <style:style style:name="T26" style:family="text">
      <style:text-properties officeooo:rsid="00616c2f"/>
    </style:style>
    <style:style style:name="T27" style:family="text">
      <style:text-properties officeooo:rsid="006195a0"/>
    </style:style>
    <style:style style:name="T28" style:family="text">
      <style:text-properties officeooo:rsid="0063dc6a"/>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ge de couverture</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5">Table des matières</text:p>
          </text:index-title>
          <text:p text:style-name="P12"><text:a xlink:type="simple" xlink:href="#__RefHeading___Toc612_3003299879" text:style-name="Index_20_Link" text:visited-style-name="Index_20_Link">I. Introduction<text:tab/>3</text:a></text:p>
          <text:p text:style-name="P13"><text:a xlink:type="simple" xlink:href="#__RefHeading___Toc620_3003299879" text:style-name="Index_20_Link" text:visited-style-name="Index_20_Link">1.1. Présentation du projet : Paper App Dungeon<text:tab/>3</text:a></text:p>
          <text:p text:style-name="P13"><text:a xlink:type="simple" xlink:href="#__RefHeading___Toc622_3003299879" text:style-name="Index_20_Link" text:visited-style-name="Index_20_Link">1.2. Objectifs fixés<text:tab/>3</text:a></text:p>
          <text:p text:style-name="P13"><text:a xlink:type="simple" xlink:href="#__RefHeading___Toc624_3003299879" text:style-name="Index_20_Link" text:visited-style-name="Index_20_Link">1.3. Énoncé du plan ?<text:tab/>3</text:a></text:p>
          <text:p text:style-name="P12"><text:a xlink:type="simple" xlink:href="#__RefHeading___Toc614_3003299879" text:style-name="Index_20_Link" text:visited-style-name="Index_20_Link">II. Méthodologie et outils de développement<text:tab/>4</text:a></text:p>
          <text:p text:style-name="P13"><text:a xlink:type="simple" xlink:href="#__RefHeading___Toc628_3003299879" text:style-name="Index_20_Link" text:visited-style-name="Index_20_Link">2.1. Méthodologie agile<text:tab/>4</text:a></text:p>
          <text:p text:style-name="P13"><text:a xlink:type="simple" xlink:href="#__RefHeading___Toc630_3003299879" text:style-name="Index_20_Link" text:visited-style-name="Index_20_Link">2.2 Gestion de projet avec Jira<text:tab/>4</text:a></text:p>
          <text:p text:style-name="P13"><text:a xlink:type="simple" xlink:href="#__RefHeading___Toc632_3003299879" text:style-name="Index_20_Link" text:visited-style-name="Index_20_Link">2.3 Versionning avec Github<text:tab/>4</text:a></text:p>
          <text:p text:style-name="P12"><text:a xlink:type="simple" xlink:href="#__RefHeading___Toc616_3003299879" text:style-name="Index_20_Link" text:visited-style-name="Index_20_Link">III. Conception de l’application : Aspects techniques clés<text:tab/>5</text:a></text:p>
          <text:p text:style-name="P13"><text:a xlink:type="simple" xlink:href="#__RefHeading___Toc634_3003299879" text:style-name="Index_20_Link" text:visited-style-name="Index_20_Link">3.1. Notre implémentation<text:tab/>5</text:a></text:p>
          <text:p text:style-name="P14"><text:a xlink:type="simple" xlink:href="#__RefHeading___Toc665_3003299879" text:style-name="Index_20_Link" text:visited-style-name="Index_20_Link">3.1.1. Les prémices<text:tab/>5</text:a></text:p>
          <text:p text:style-name="P14"><text:a xlink:type="simple" xlink:href="#__RefHeading___Toc667_3003299879" text:style-name="Index_20_Link" text:visited-style-name="Index_20_Link">3.1.2 Organisation de notre projet : POO<text:tab/>5</text:a></text:p>
          <text:p text:style-name="P14"><text:a xlink:type="simple" xlink:href="#__RefHeading___Toc1000_1538786362" text:style-name="Index_20_Link" text:visited-style-name="Index_20_Link">3.1.3 Structure du code : Les classes principales<text:tab/>5</text:a></text:p>
          <text:p text:style-name="P13"><text:a xlink:type="simple" xlink:href="#__RefHeading___Toc636_3003299879" text:style-name="Index_20_Link" text:visited-style-name="Index_20_Link">3.2. Utilisation de la bibliothèque Pygame<text:tab/>6</text:a></text:p>
          <text:p text:style-name="P14"><text:a xlink:type="simple" xlink:href="#__RefHeading___Toc669_3003299879" text:style-name="Index_20_Link" text:visited-style-name="Index_20_Link">3.2.1. Découverte de Pygame<text:tab/>6</text:a></text:p>
          <text:p text:style-name="P14"><text:a xlink:type="simple" xlink:href="#__RefHeading___Toc671_3003299879" text:style-name="Index_20_Link" text:visited-style-name="Index_20_Link">3.2.2 Utilisation concrète<text:tab/>6</text:a></text:p>
          <text:p text:style-name="P13"><text:a xlink:type="simple" xlink:href="#__RefHeading___Toc638_3003299879" text:style-name="Index_20_Link" text:visited-style-name="Index_20_Link">3.3. Génération aléatoire de niveaux<text:tab/>7</text:a></text:p>
          <text:p text:style-name="P14"><text:a xlink:type="simple" xlink:href="#__RefHeading___Toc673_3003299879" text:style-name="Index_20_Link" text:visited-style-name="Index_20_Link">3.3.1. Nos premiers algorithmes<text:tab/>7</text:a></text:p>
          <text:p text:style-name="P14"><text:a xlink:type="simple" xlink:href="#__RefHeading___Toc675_3003299879" text:style-name="Index_20_Link" text:visited-style-name="Index_20_Link">3.3.2 L’algorithme retenue : Maze Generation<text:tab/>7</text:a></text:p>
          <text:p text:style-name="P13"><text:a xlink:type="simple" xlink:href="#__RefHeading___Toc640_3003299879" text:style-name="Index_20_Link" text:visited-style-name="Index_20_Link">3.4. Génération automatique de PDF<text:tab/>7</text:a></text:p>
          <text:p text:style-name="P13"><text:a xlink:type="simple" xlink:href="#__RefHeading___Toc642_3003299879" text:style-name="Index_20_Link" text:visited-style-name="Index_20_Link">3.5. Défis rencontrés et solutions apportées<text:tab/>7</text:a></text:p>
          <text:p text:style-name="P12"><text:a xlink:type="simple" xlink:href="#__RefHeading___Toc618_3003299879" text:style-name="Index_20_Link" text:visited-style-name="Index_20_Link">IV. Conclusion<text:tab/>8</text:a></text:p>
          <text:p text:style-name="P13"><text:a xlink:type="simple" xlink:href="#__RefHeading___Toc644_3003299879" text:style-name="Index_20_Link" text:visited-style-name="Index_20_Link">4.1. Bilan de jeu<text:tab/>8</text:a></text:p>
          <text:p text:style-name="P13"><text:a xlink:type="simple" xlink:href="#__RefHeading___Toc646_3003299879" text:style-name="Index_20_Link" text:visited-style-name="Index_20_Link">4.2. Perspectives d’améliorations et nouvelles fonctionnalités<text:tab/>8</text:a></text:p>
          <text:p text:style-name="P14"><text:a xlink:type="simple" xlink:href="#__RefHeading___Toc677_3003299879" text:style-name="Index_20_Link" text:visited-style-name="Index_20_Link">4.2.1. Introduction d’une IA<text:tab/>8</text:a></text:p>
          <text:p text:style-name="P14"><text:a xlink:type="simple" xlink:href="#__RefHeading___Toc679_3003299879" text:style-name="Index_20_Link" text:visited-style-name="Index_20_Link">4.2.2 ?<text:tab/>8</text:a></text:p>
          <text:p text:style-name="P13"><text:a xlink:type="simple" xlink:href="#__RefHeading___Toc648_3003299879" text:style-name="Index_20_Link" text:visited-style-name="Index_20_Link">4.3. Retour d’expérience sur le travail en groupe<text:tab/>8</text:a></text:p>
          <text:p text:style-name="P14"><text:a xlink:type="simple" xlink:href="#__RefHeading___Toc681_3003299879" text:style-name="Index_20_Link" text:visited-style-name="Index_20_Link">4.3.1. Avantage<text:tab/>8</text:a></text:p>
          <text:p text:style-name="P14"><text:a xlink:type="simple" xlink:href="#__RefHeading___Toc683_3003299879" text:style-name="Index_20_Link" text:visited-style-name="Index_20_Link">4.3.2 ?<text:tab/>8</text:a></text:p>
          <text:p text:style-name="P12"><text:a xlink:type="simple" xlink:href="#__RefHeading___Toc652_3003299879" text:style-name="Index_20_Link" text:visited-style-name="Index_20_Link">V. Annexe<text:tab/>9</text:a></text:p>
        </text:index-body>
      </text:table-of-content>
      <text:p text:style-name="P2"/>
      <text:h text:style-name="P16" text:outline-level="2"><text:bookmark-start text:name="__RefHeading___Toc612_3003299879"/>I. Introduction<text:bookmark-end text:name="__RefHeading___Toc612_3003299879"/></text:h>
      <text:h text:style-name="Heading_20_3" text:outline-level="3"><text:bookmark-start text:name="__RefHeading___Toc620_3003299879"/><text:span text:style-name="T1">1.1. <text:s text:c="2"/></text:span>Présentation du projet : <text:span text:style-name="T2">Paper App Dungeon</text:span><text:bookmark-end text:name="__RefHeading___Toc620_3003299879"/></text:h>
      <text:p text:style-name="P4"><text:span text:style-name="T4">Ce projet est réalisé dans le cade de la dernière année de Licence de la filière informatique de l’université de Franche-Compté. </text:span><text:span text:style-name="T2">Ce projet avait pour objectif de programmer une version logicielle du Paper App Dungeon <text:s/>à l’aide du langage de programmation Python ainsi que la bibliothèque Pygame. Paper App Dungeon est un jeu de société solo que joue avec un dé et un crayon. On y incarne un aventurier parcourant au risque et péril de sa vie, des donjon à la recherche de trésors.</text:span></text:p>
      <text:p text:style-name="P4"><text:span text:style-name="T10">// </text:span><text:span text:style-name="T9">Ajouter une d</text:span><text:span text:style-name="T12">e</text:span><text:span text:style-name="T9">scription plus précise des </text:span><text:span text:style-name="T11">spécificité</text:span><text:span text:style-name="T9"> disponible de Paper App Dun</text:span><text:span text:style-name="T11">g</text:span><text:span text:style-name="T9">eon </text:span><text:span text:style-name="T11">originellement présente</text:span></text:p>
      <text:h text:style-name="Heading_20_3" text:outline-level="3"><text:bookmark-start text:name="__RefHeading___Toc622_3003299879"/><text:span text:style-name="T1">1.</text:span><text:span text:style-name="T2">2</text:span><text:span text:style-name="T1">. <text:s text:c="2"/></text:span>Objectif<text:span text:style-name="T1">s</text:span> fixé<text:span text:style-name="T1">s</text:span><text:bookmark-end text:name="__RefHeading___Toc622_3003299879"/></text:h>
      <text:p text:style-name="P3">Pour ce projet, nous nous sommes fixé plusieurs objectifs de fonctionnalités pour cette version logicielle du jeu. Tout d’abord, programmer une interface intuitif et fonctionnelle du jeu, afin de joueur puisse faire évoluer son personnage dans les donjons sans difficulté. Dans la continuité de ceci, le deuxième objectif était donc de programmer la mécanique du jeu. Une fois ces deux premier objectif primordiale réalisé, nous pouvions aborder le jeu d’une manière différentes. Ainsi, notre prochain objectif était la génération aléatoire de donjons.</text:p>
      <text:h text:style-name="Heading_20_3" text:outline-level="3"><text:bookmark-start text:name="__RefHeading___Toc624_3003299879"/><text:span text:style-name="T1">1.</text:span><text:span text:style-name="T2">3</text:span><text:span text:style-name="T1">. <text:s text:c="2"/></text:span>Énoncé du plan ?<text:bookmark-end text:name="__RefHeading___Toc624_3003299879"/></text:h>
      <text:h text:style-name="Heading_20_3" text:outline-level="3"><text:bookmark-start text:name="__RefHeading___Toc626_3003299879"/><text:bookmark-end text:name="__RefHeading___Toc626_3003299879"/></text:h>
      <text:h text:style-name="Heading_20_2" text:outline-level="2" text:is-list-header="true"/>
      <text:h text:style-name="P16" text:outline-level="2"><text:bookmark-start text:name="__RefHeading___Toc614_3003299879"/><text:span text:style-name="T1">II. </text:span>Méthodologie et outils de développement<text:bookmark-end text:name="__RefHeading___Toc614_3003299879"/></text:h>
      <text:p text:style-name="P7">// <text:span text:style-name="T8">Mettre un paragraphe d’intro à la partie ?</text:span></text:p>
      <text:h text:style-name="Heading_20_3" text:outline-level="3"><text:bookmark-start text:name="__RefHeading___Toc628_3003299879"/><text:span text:style-name="T1">2.1. <text:s text:c="2"/></text:span>Méthodologie agile <text:bookmark-end text:name="__RefHeading___Toc628_3003299879"/></text:h>
      <text:p text:style-name="P6"><text:span text:style-name="T5">L’agilité est une approche très couramment utilisée en informatique pour la gestion de projet et le développement logiciel. S’appuyant sur les principes d’adaptabilité, de collaboration et d’amélioration continue, l’agilité se divise en différentes méthodologies agiles. La plus répandue est </text:span><text:span text:style-name="Strong_20_Emphasis"><text:span text:style-name="T5">Scrum</text:span></text:span><text:span text:style-name="T5">, qui se caractérise par plusieurs éléments notables : l’organisation du travail en </text:span><text:span text:style-name="Strong_20_Emphasis"><text:span text:style-name="T5">sprints</text:span></text:span><text:span text:style-name="T5">, des </text:span><text:span text:style-name="Strong_20_Emphasis"><text:span text:style-name="T5">rôles bien définis</text:span></text:span><text:span text:style-name="T5"> et plusieurs réunions clés comme le </text:span><text:span text:style-name="Strong_20_Emphasis"><text:span text:style-name="T5">Sprint Planning</text:span></text:span><text:span text:style-name="T5">, le </text:span><text:span text:style-name="Strong_20_Emphasis"><text:span text:style-name="T5">Daily Stand-up</text:span></text:span><text:span text:style-name="T5">, ainsi que le </text:span><text:span text:style-name="Strong_20_Emphasis"><text:span text:style-name="T5">Sprint Review</text:span></text:span><text:span text:style-name="T5"> et le </text:span><text:span text:style-name="Strong_20_Emphasis"><text:span text:style-name="T5">Sprint Rétrospective</text:span></text:span><text:span text:style-name="T5">.</text:span></text:p>
      <text:p text:style-name="Text_20_body"><text:span text:style-name="T5">Pour ce projet de développement d’une version logicielle de </text:span><text:span text:style-name="Strong_20_Emphasis"><text:span text:style-name="T5">Paper App Dungeon</text:span></text:span><text:span text:style-name="T5">, nous avons décidé d’adopter </text:span><text:span text:style-name="Strong_20_Emphasis"><text:span text:style-name="T5">une partie de la méthodologie Agile Scrum</text:span></text:span><text:span text:style-name="T5">, notamment en organisant le travail en </text:span><text:span text:style-name="Strong_20_Emphasis"><text:span text:style-name="T5">sprints</text:span></text:span><text:span text:style-name="T5"> variant entre </text:span><text:span text:style-name="Strong_20_Emphasis"><text:span text:style-name="T5">deux et trois semaines</text:span></text:span><text:span text:style-name="T5">, en fonction des objectifs fixés sur cette période. Nous avons également mis en place plusieurs réunions comme le </text:span><text:span text:style-name="Strong_20_Emphasis"><text:span text:style-name="T5">Daily Stand-up</text:span></text:span><text:span text:style-name="T5"> et le </text:span><text:span text:style-name="Strong_20_Emphasis"><text:span text:style-name="T5">Sprint Rétrospective</text:span></text:span><text:span text:style-name="Strong_20_Emphasis"><text:span text:style-name="T6"> car e</text:span></text:span><text:span text:style-name="T5">n effet, le travail de groupe demande organisation et régularité. </text:span><text:span text:style-name="T6">C</text:span><text:span text:style-name="T5">ette approche nous a permis d’assurer le </text:span><text:span text:style-name="Strong_20_Emphasis"><text:span text:style-name="T5">suivi</text:span></text:span><text:span text:style-name="T5"> et la </text:span><text:span text:style-name="Strong_20_Emphasis"><text:span text:style-name="T5">maintenabilité</text:span></text:span><text:span text:style-name="T5"> nécessaires pour mener à bien ce projet.</text:span></text:p>
      <text:h text:style-name="Heading_20_3" text:outline-level="3"><text:bookmark-start text:name="__RefHeading___Toc630_3003299879"/><text:span text:style-name="T1">2.2 <text:s text:c="2"/></text:span>Gestion de projet avec Jira <text:bookmark-end text:name="__RefHeading___Toc630_3003299879"/></text:h>
      <text:p text:style-name="P6"><text:span text:style-name="T5">En lien avec la méthodologie Scrum utilisée, nous avons choisi d’utiliser </text:span><text:span text:style-name="Strong_20_Emphasis"><text:span text:style-name="T5">Jira</text:span></text:span><text:span text:style-name="T5">, un </text:span><text:span text:style-name="Strong_20_Emphasis"><text:span text:style-name="T5">outil de gestion de projet</text:span></text:span><text:span text:style-name="T5">. Jira est une </text:span><text:span text:style-name="Strong_20_Emphasis"><text:span text:style-name="T5">plateforme logicielle</text:span></text:span><text:span text:style-name="T5"> permettant de </text:span><text:span text:style-name="Strong_20_Emphasis"><text:span text:style-name="T5">planifier, organiser, suivre et collaborer</text:span></text:span><text:span text:style-name="T5"> sur un projet. Il aide les équipes à </text:span><text:span text:style-name="Strong_20_Emphasis"><text:span text:style-name="T5">structurer leur travail</text:span></text:span><text:span text:style-name="T5">, </text:span><text:span text:style-name="Strong_20_Emphasis"><text:span text:style-name="T5">répartir les tâches</text:span></text:span><text:span text:style-name="T5"> et </text:span><text:span text:style-name="Strong_20_Emphasis"><text:span text:style-name="T5">respecter les délais</text:span></text:span><text:span text:style-name="T5"> grâce à des fonctionnalités adaptées.</text:span></text:p>
      <text:p text:style-name="Text_20_body"><text:span text:style-name="T5">Grâce à Jira, nous avons pu structurer notre projet en suivant la méthode Scrum mentionnée ci-dessus, tout en renforçant l'aspect planification par la mise en place de tâches, de jalons et de délais. Nous avons également pu </text:span><text:span text:style-name="Strong_20_Emphasis"><text:span text:style-name="T5">suivre l’avancement du projet</text:span></text:span><text:span text:style-name="T5">, notamment </text:span><text:span text:style-name="T7">via l’utilisation</text:span><text:span text:style-name="T5"> de </text:span><text:span text:style-name="Strong_20_Emphasis"><text:span text:style-name="T5">tableaux de bord et de graphiques</text:span></text:span><text:span text:style-name="T5">. Par conséquent, cet outil nous a offert un support pratique et fonctionnel pour suivre les différentes tâches définies lors de la création d’un sprint.</text:span></text:p>
      <text:p text:style-name="Text_20_body"><text:span text:style-name="T5">L’association de </text:span><text:span text:style-name="Strong_20_Emphasis"><text:span text:style-name="T5">Jira</text:span></text:span><text:span text:style-name="T5"> et de la méthodologie </text:span><text:span text:style-name="Strong_20_Emphasis"><text:span text:style-name="T5">Scrum</text:span></text:span><text:span text:style-name="T5"> nous a offert un processus correspondant aux attentes fixées pour ce projet.</text:span></text:p>
      <text:h text:style-name="Heading_20_3" text:outline-level="3"><text:bookmark-start text:name="__RefHeading___Toc632_3003299879"/><text:span text:style-name="T1">2.3 <text:s text:c="2"/></text:span>Versionning avec Github <text:bookmark-end text:name="__RefHeading___Toc632_3003299879"/></text:h>
      <text:p text:style-name="P5"><text:span text:style-name="T5">Afin de </text:span><text:span text:style-name="Strong_20_Emphasis"><text:span text:style-name="T5">lier la méthodologie</text:span></text:span><text:span text:style-name="T5"> et le </text:span><text:span text:style-name="Strong_20_Emphasis"><text:span text:style-name="T5">développement de notre application</text:span></text:span><text:span text:style-name="T5">, nous avons utilisé </text:span><text:span text:style-name="Strong_20_Emphasis"><text:span text:style-name="T5">GitHub</text:span></text:span><text:span text:style-name="T5">, une </text:span><text:span text:style-name="Strong_20_Emphasis"><text:span text:style-name="T5">plateforme de gestion de code</text:span></text:span><text:span text:style-name="T5"> basée sur </text:span><text:span text:style-name="Strong_20_Emphasis"><text:span text:style-name="T5">Git</text:span></text:span><text:span text:style-name="T5">, qui facilite la collaboration grâce à des fonctionnalités supplémentaires, telles que la gestion de </text:span><text:span text:style-name="Strong_20_Emphasis"><text:span text:style-name="T5">dépôts publics ou privés</text:span></text:span><text:span text:style-name="T5">.</text:span></text:p>
      <text:p text:style-name="Text_20_body"><text:span text:style-name="T5">Afin d’assurer </text:span><text:span text:style-name="Strong_20_Emphasis"><text:span text:style-name="T5">la traçabilité</text:span></text:span><text:span text:style-name="T5"> et de </text:span><text:span text:style-name="Strong_20_Emphasis"><text:span text:style-name="T5">faciliter la collaboration</text:span></text:span><text:span text:style-name="T5"> sur GitHub, nous avons opté pour une </text:span><text:span text:style-name="Strong_20_Emphasis"><text:span text:style-name="T5">stratégie Git Flow</text:span></text:span><text:span text:style-name="T5">. </text:span><text:span text:style-name="Strong_20_Emphasis"><text:span text:style-name="T5">Git Flow</text:span></text:span><text:span text:style-name="T5"> (ou </text:span><text:span text:style-name="Strong_20_Emphasis"><text:span text:style-name="T5">Feature Branch Workflow</text:span></text:span><text:span text:style-name="T5">) est un </text:span><text:span text:style-name="Strong_20_Emphasis"><text:span text:style-name="T5">principe</text:span></text:span><text:span text:style-name="T5"> qui consiste à </text:span><text:span text:style-name="Strong_20_Emphasis"><text:span text:style-name="T5">créer une branche dédiée par fonctionnalité</text:span></text:span><text:span text:style-name="T5">, puis à la </text:span><text:span text:style-name="Strong_20_Emphasis"><text:span text:style-name="T5">fusionner dans la branche principale après validation</text:span></text:span><text:span text:style-name="T5">.</text:span></text:p>
      <text:p text:style-name="Text_20_body"><text:span text:style-name="T5">L’avantage d’utiliser ce principe est qu’il permet </text:span><text:span text:style-name="Strong_20_Emphasis"><text:span text:style-name="T5">d’isoler chaque développement</text:span></text:span><text:span text:style-name="T5"> et d’éviter de nombreux </text:span><text:span text:style-name="Strong_20_Emphasis"><text:span text:style-name="T5">conflits fréquents</text:span></text:span><text:span text:style-name="T5"> lors des intégrations.</text:span></text:p>
      <text:h text:style-name="P17" text:outline-level="2"><text:bookmark-start text:name="__RefHeading___Toc616_3003299879"/><text:span text:style-name="T1">III. </text:span><text:span text:style-name="T2">Conception de l’application</text:span> : Aspects techniques clés<text:bookmark-end text:name="__RefHeading___Toc616_3003299879"/></text:h>
      <text:p text:style-name="Text_20_body">Ayant une base solide grâce aux moyens mis en place décrits précédemment pour commencer le développement de notre application, il fut temps de réfléchir à la conception de celle-ci, en vue d’avoir un fil directeur où se diriger.</text:p>
      <text:h text:style-name="Heading_20_3" text:outline-level="3"><text:bookmark-start text:name="__RefHeading___Toc634_3003299879"/><text:span text:style-name="T1">3.1. <text:s text:c="2"/></text:span>Notre impl<text:span text:style-name="T2">é</text:span>mentation <text:bookmark-end text:name="__RefHeading___Toc634_3003299879"/></text:h>
      <text:h text:style-name="P19" text:outline-level="4"><text:bookmark-start text:name="__RefHeading___Toc665_3003299879"/>3.<text:span text:style-name="T2">1</text:span>.1. <text:s text:c="2"/><text:span text:style-name="T2">Les prémices</text:span><text:bookmark-end text:name="__RefHeading___Toc665_3003299879"/></text:h>
      <text:p text:style-name="P9">Dans le but de construire notre application et de répondre aux différents objectifs définis auparavant, nous avons établi différents moyens techniques à mettre en place. À ce titre, comme décrit dans le sujet, le choix du langage se tournait vers Python, un langage de programmation interprété, de haut niveau et multi-paradigme.</text:p>
      <text:p text:style-name="P9">L’avantage de Python est qu’il nous offre, en plus d’une certaine lisibilité et simplicité grâce à une syntaxe épurée, une maintenance du code élevée ainsi qu’une richesse en bibliothèques. Une bibliothèque très utile et décrite plus tard constituera un aspect clé du développement du jeu.</text:p>
      <text:p text:style-name="P11">De plus, pour répondre au besoin d’avoir un jeu fonctionnel reprenant le principe de base du jeu de société classique, nous avons détaillé les fonctionnalités, contraintes et exigences du projet. Par exemple, l’aléatoire joue un rôle clé dans le jeu original, notamment pour les déplacements du personnage dans le donjon. Cette vue d’ensemble nous a permis d’avoir le fil directeur recherché et ainsi de commencer à répartir les tâches au sein de notre groupe.</text:p>
      <text:h text:style-name="P19" text:outline-level="4"><text:bookmark-start text:name="__RefHeading___Toc667_3003299879"/>3.<text:span text:style-name="T2">1</text:span>.2 <text:s text:c="3"/><text:span text:style-name="T2">Organisation </text:span><text:span text:style-name="T3">de notre projet : </text:span><text:span text:style-name="T16">P</text:span><text:span text:style-name="T17">OO</text:span><text:bookmark-end text:name="__RefHeading___Toc667_3003299879"/></text:h>
      <text:p text:style-name="P8">Grâce à l’analyse des besoins et des objectifs, nous avons pu établir comment organiser notre projet afin de garantir une implémentation claire et maintenable. Le choix d’une programmation orientée objet s’est imposé naturellement, en adéquation avec les objectifs définis ainsi que les besoins du projet.</text:p>
      <text:p text:style-name="P8">Nous avons donc découpé notre code en différentes classes afin de favoriser l’encapsulation des données au sein de chaque classe, limitant ainsi l’accès direct aux données et évitant des modifications non voulues et non contrôlées. Chaque classe joue un rôle précis dans le fonctionnement de notre version logicielle du jeu, garantissant ainsi une structure cohérente sur l’ensemble de notre projet.</text:p>
      <text:p text:style-name="P25"><text:span text:style-name="T21">L’héritage au sein des différentes classes nous a permis de spécialiser certaines fonctionnalités en créant de nouvelles classes basées sur des classes existantes. Cela nous a permis de structurer notre code efficacement. Par exemple, les différents objets (potions ou autres) pouvant être utilisés par notre personnage sont tous des items du magasin, disposant donc d’un certain prix, d’une certaine utilisation et d’une durée de vie spécifique.</text:span></text:p>
      <text:h text:style-name="P20" text:outline-level="4"><text:bookmark-start text:name="__RefHeading___Toc1000_1538786362"/>3.1.3 <text:s text:c="2"/>Structure du code : Les classes principales<text:bookmark-end text:name="__RefHeading___Toc1000_1538786362"/></text:h>
      <text:p text:style-name="P7">// <text:span text:style-name="T24">Ajouter une description des classes Player, Level, Objet… et décrire leur fonctionnement : leur role, interactions principales, exemple. Mettre en relation avec les parties au desssus </text:span></text:p>
      <text:p text:style-name="P10"><text:soft-page-break/><text:span text:style-name="T8">Les bénéfices de la programmation orientée objet sont principalement la modularité, la réutilisation, l’extensibilité ainsi que la facilité de maintenance, autant de caractéristiques clés favorisant un développement efficace et organisé.</text:span></text:p>
      <text:p text:style-name="P21">// Ajouter diagramme UML</text:p>
      <text:p text:style-name="P21">// <text:span text:style-name="T13">Parler des classes / Fonctionnement de certaine classe importante – </text:span><text:span text:style-name="T20">Players, Level</text:span></text:p>
      <text:h text:style-name="P18" text:outline-level="3"><text:bookmark-start text:name="__RefHeading___Toc636_3003299879"/><text:span text:style-name="T1">3.2. <text:s text:c="2"/></text:span>Utilisation de la bibliothèque Pygame<text:bookmark-end text:name="__RefHeading___Toc636_3003299879"/></text:h>
      <text:h text:style-name="P19" text:outline-level="4"><text:bookmark-start text:name="__RefHeading___Toc669_3003299879"/>3.<text:span text:style-name="T2">2</text:span>.1. <text:s text:c="2"/><text:span text:style-name="T2">Découverte de Pygame</text:span><text:bookmark-end text:name="__RefHeading___Toc669_3003299879"/></text:h>
      <text:p text:style-name="P24">Pygame est une bibliothèque Python dédiée au développement de jeux vidéo. Elle fournit des outils pour gérer les graphismes, les sons, les événements et les entrées utilisateur, tout en restant simple d’utilisation et adaptée aux projets 2D.</text:p>
      <text:p text:style-name="Text_20_body"><text:span text:style-name="T5">Pygame a été un élément clé dans la conception et le développement de notre application. Les principales fonctionnalités que nous avons exploitées sont la gestion des </text:span><text:span text:style-name="Strong_20_Emphasis"><text:span text:style-name="T5">surfaces</text:span></text:span><text:span text:style-name="T5">, des </text:span><text:span text:style-name="Strong_20_Emphasis"><text:span text:style-name="T5">événements</text:span></text:span><text:span text:style-name="T5"> et des </text:span><text:span text:style-name="Strong_20_Emphasis"><text:span text:style-name="T5">collisions</text:span></text:span><text:span text:style-name="T5">. Pygame nous a permis une manipulation rapide et intuitive de ces fonctionnalités, contrairement à d'autres frameworks plus lourds comme Unity. Cette simplicité d’utilisation nous a facilité l'adaptation à notre projet.</text:span></text:p>
      <text:h text:style-name="P19" text:outline-level="4"><text:bookmark-start text:name="__RefHeading___Toc671_3003299879"/>3.<text:span text:style-name="T2">2</text:span>.2 <text:s text:c="2"/><text:span text:style-name="T2">Utilisation </text:span><text:span text:style-name="T13">concr</text:span><text:span text:style-name="T14">è</text:span><text:span text:style-name="T13">te</text:span><text:span text:style-name="T2"> </text:span><text:bookmark-end text:name="__RefHeading___Toc671_3003299879"/></text:h>
      <text:p text:style-name="Text_20_body">Après avoir appréhendé cette bibliothèque, nous avons pu obtenir une première visualisation de notre projet. Pour cela, quelques étapes préliminaires s’imposaient.</text:p>
      <text:p text:style-name="Text_20_body">Commençons par la gestion des surfaces : il a fallu définir la surface de la fenêtre de notre application, qui permet d’accueillir par la suite les différents niveaux, inventaires et graphismes nécessaires, plus globalement, pour l’utilisateur du jeu. Une fois cette surface définie, il fallait pouvoir afficher la fenêtre créée et gérer les différents événements déclenchés par l’utilisateur. Ici, ce sera principalement via la souris que l’utilisateur pourra déplacer le joueur et interagir avec l’interface.</text:p>
      <text:p text:style-name="P7">// <text:span text:style-name="T19">Ajouter exemple création interfaces</text:span></text:p>
      <text:p text:style-name="P26">Par la suite, une fois les premières interfaces conçues et appliquées à notre fenêtre de jeu, il a fallu appliquer la logique du jeu, c’est-à-dire gérer, par exemple, les collisions entre le joueur et les différents objets présents dans le donjon ou bien gérer les déplacements aléatoires du joueur dans ce donjon. Pygame a su résoudre ce défi via une classe proposée par la bibliothèque elle-même : pygame.Rect. Cette classe constitue un <text:span text:style-name="T25">outil</text:span> efficace pour la gestion des collisions et, par conséquent, des interactions. </text:p>
      <text:p text:style-name="P26">Nous avons aussi employé une autre classe robuste proposée par Pygame, à savoir pygame.sprite.Sprite. Cette classe offre la possibilité de générer des sprites, qui constituent des éléments graphiques .<text:span text:style-name="T26"> </text:span><text:span text:style-name="T28">D</text:span><text:span text:style-name="T26">es é</text:span>léments du jeu, tels que le personnage ou les adversaires, sont représentés. Un sprite est défini par une image, une position et un rectangle. L’objet rectangle est très utile, car il permet la détection des collisions grâce à la classe <text:span text:style-name="Emphasis"><text:span text:style-name="T22">pygame.Rect</text:span></text:span>, dont notre rectangle hérite. Nous sommes donc désormais capables de définir des objets (<text:span text:style-name="Source_20_Text"><text:span text:style-name="T18">Sprite</text:span></text:span>) ayant une image, une position et un rectangle, et pouvant interagir entre eux au moyen de la détection des <text:soft-page-break/>collisions. Nous pouvons aller plus loin en regroupant plusieurs sprites à l’aide de <text:span text:style-name="Emphasis"><text:span text:style-name="T22">pygame.sprite.Group</text:span></text:span>, une autre classe qui permet d’organiser efficacement les sprites en groupes.</text:p>
      <text:p text:style-name="P7">// <text:span text:style-name="T19">Ajouter exemple d’interaction apres collision</text:span></text:p>
      <text:p text:style-name="Text_20_body">Ces différentes classes offrent de nombreux avantages, principalement une organisation claire du code grâce à la programmation orientée objet, où chaque objet hérite de la classe <text:span text:style-name="Source_20_Text"><text:span text:style-name="T18">pygame.sprite.Sprite</text:span></text:span>. Elles permettent également une gestion simplifiée des objets grâce aux groupes de sprites, ainsi qu’une détection des collisions efficace.</text:p>
      <text:h text:style-name="P18" text:outline-level="3"><text:bookmark-start text:name="__RefHeading___Toc638_3003299879"/><text:span text:style-name="T1">3.3. <text:s text:c="2"/></text:span>Génération aléatoire de niveaux <text:bookmark-end text:name="__RefHeading___Toc638_3003299879"/></text:h>
      <text:h text:style-name="Heading_20_4" text:outline-level="4"><text:bookmark-start text:name="__RefHeading___Toc673_3003299879"/>3.3.1. <text:s text:c="2"/>Nos premiers algorithmes<text:bookmark-end text:name="__RefHeading___Toc673_3003299879"/></text:h>
      <text:h text:style-name="P19" text:outline-level="4"><text:bookmark-start text:name="__RefHeading___Toc675_3003299879"/>3.3.2 <text:s text:c="2"/>L’algorithme retenue : <text:span text:style-name="T15">Maze Generation</text:span><text:bookmark-end text:name="__RefHeading___Toc675_3003299879"/></text:h>
      <text:h text:style-name="P18" text:outline-level="3"><text:bookmark-start text:name="__RefHeading___Toc640_3003299879"/><text:span text:style-name="T1">3.4. <text:s text:c="2"/></text:span>Génération automatique de PDF <text:bookmark-end text:name="__RefHeading___Toc640_3003299879"/></text:h>
      <text:h text:style-name="P18" text:outline-level="3"><text:bookmark-start text:name="__RefHeading___Toc642_3003299879"/><text:span text:style-name="T1">3.5. <text:s text:c="2"/></text:span>Défis rencontrés et solutions apportées <text:bookmark-end text:name="__RefHeading___Toc642_3003299879"/></text:h>
      <text:p text:style-name="P23"/>
      <text:h text:style-name="Heading_20_2" text:outline-level="2" text:is-list-header="true"/>
      <text:h text:style-name="P16" text:outline-level="2"><text:bookmark-start text:name="__RefHeading___Toc618_3003299879"/><text:span text:style-name="T1">IV. </text:span>Conclusion <text:bookmark-end text:name="__RefHeading___Toc618_3003299879"/></text:h>
      <text:h text:style-name="Heading_20_3" text:outline-level="3"><text:bookmark-start text:name="__RefHeading___Toc644_3003299879"/><text:span text:style-name="T1">4.1. <text:s text:c="2"/></text:span>Bilan de jeu <text:bookmark-end text:name="__RefHeading___Toc644_3003299879"/></text:h>
      <text:h text:style-name="P18" text:outline-level="3"><text:bookmark-start text:name="__RefHeading___Toc646_3003299879"/><text:span text:style-name="T1">4.2. <text:s/></text:span>Perspectives d’améliorations et nouvelles fonctionnalités <text:bookmark-end text:name="__RefHeading___Toc646_3003299879"/></text:h>
      <text:h text:style-name="Heading_20_4" text:outline-level="4"><text:bookmark-start text:name="__RefHeading___Toc677_3003299879"/><text:span text:style-name="T2">4</text:span>.<text:span text:style-name="T2">2</text:span>.1. <text:span text:style-name="T2">Introduction d’une IA</text:span><text:bookmark-end text:name="__RefHeading___Toc677_3003299879"/></text:h>
      <text:h text:style-name="Heading_20_4" text:outline-level="4"><text:bookmark-start text:name="__RefHeading___Toc679_3003299879"/><text:span text:style-name="T2">4</text:span>.<text:span text:style-name="T2">2</text:span>.2 ?<text:bookmark-end text:name="__RefHeading___Toc679_3003299879"/></text:h>
      <text:h text:style-name="P18" text:outline-level="3"><text:bookmark-start text:name="__RefHeading___Toc648_3003299879"/><text:span text:style-name="T1">4.3. <text:s/></text:span>Retour d’expérience sur le travail en groupe <text:bookmark-end text:name="__RefHeading___Toc648_3003299879"/></text:h>
      <text:h text:style-name="Heading_20_4" text:outline-level="4"><text:bookmark-start text:name="__RefHeading___Toc681_3003299879"/><text:span text:style-name="T2">4</text:span>.<text:span text:style-name="T2">3</text:span>.1. <text:span text:style-name="T2">Avantage</text:span><text:bookmark-end text:name="__RefHeading___Toc681_3003299879"/></text:h>
      <text:h text:style-name="Heading_20_4" text:outline-level="4"><text:bookmark-start text:name="__RefHeading___Toc683_3003299879"/><text:span text:style-name="T2">4</text:span>.<text:span text:style-name="T2">3</text:span>.2 ?<text:bookmark-end text:name="__RefHeading___Toc683_3003299879"/></text:h>
      <text:h text:style-name="Heading_20_2" text:outline-level="2" text:is-list-header="true"/>
      <text:h text:style-name="P16" text:outline-level="2"><text:bookmark-start text:name="__RefHeading___Toc652_3003299879"/>V. Annexe<text:bookmark-end text:name="__RefHeading___Toc652_3003299879"/></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Liberation Serif1" fo:font-family="'Liberation Serif'" style:font-style-name="Normal" style:font-family-generic="roman" style:font-pitch="variable" fo:font-size="12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1.199cm" fo:margin-right="0cm" fo:margin-top="0.247cm" fo:margin-bottom="0.212cm" style:contextual-spacing="false" fo:text-indent="0cm" style:auto-text-indent="fals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1.799cm" fo:margin-right="0cm" fo:margin-top="0.212cm" fo:margin-bottom="0.212cm" style:contextual-spacing="false" fo:text-indent="0cm" style:auto-text-indent="false"/>
      <style:text-properties fo:font-size="11.5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1.199cm" fo:margin-right="0cm" fo:margin-top="0.101cm" fo:margin-bottom="0.101cm" style:contextual-spacing="false"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799cm" fo:margin-right="0cm" fo:margin-top="0cm" fo:margin-bottom="0.199cm" style:contextual-spacing="false"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age-count>9</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9T12:33:25.814000000</meta:creation-date>
    <dc:date>2025-03-12T18:40:34.989000000</dc:date>
    <meta:editing-duration>PT5H27M36S</meta:editing-duration>
    <meta:editing-cycles>84</meta:editing-cycles>
    <meta:generator>LibreOffice/7.5.3.2$Windows_X86_64 LibreOffice_project/9f56dff12ba03b9acd7730a5a481eea045e468f3</meta:generator>
    <meta:document-statistic meta:table-count="0" meta:image-count="0" meta:object-count="0" meta:page-count="9" meta:paragraph-count="95" meta:word-count="1840" meta:character-count="12050" meta:non-whitespace-character-count="10248"/>
  </office:meta>
</office:document-meta>
</file>